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ro1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Rastrigin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 table:number-columns-spanned="2" table:number-rows-spanned="2">
            <text:p>ИЗЧИСЛЕНА</text:p>
            <text:p>СТОЙНОСТ</text:p>
          </table:table-cell>
          <table:covered-table-cell table:style-name="ce14"/>
          <table:table-cell table:style-name="ce6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714.50552581923" calcext:value-type="float">
            <text:p>1714.50552581923</text:p>
          </table:table-cell>
          <table:table-cell table:style-name="ce10" office:value-type="float" office:value="1525.47166612635" calcext:value-type="float">
            <text:p>1525.47166612635</text:p>
          </table:table-cell>
          <table:table-cell table:style-name="ce10" office:value-type="float" office:value="1516.09286296816" calcext:value-type="float">
            <text:p>1516.09286296816</text:p>
          </table:table-cell>
          <table:table-cell table:style-name="ce10" office:value-type="float" office:value="1463.15896829961" calcext:value-type="float">
            <text:p>1463.15896829961</text:p>
          </table:table-cell>
          <table:table-cell table:style-name="ce10" office:value-type="float" office:value="1512.58657231364" calcext:value-type="float">
            <text:p>1512.58657231364</text:p>
          </table:table-cell>
          <table:table-cell table:style-name="ce10" office:value-type="float" office:value="1403.03331747324" calcext:value-type="float">
            <text:p>1403.03331747324</text:p>
          </table:table-cell>
          <table:table-cell table:style-name="ce10" office:value-type="float" office:value="1462.35411240917" calcext:value-type="float">
            <text:p>1462.35411240917</text:p>
          </table:table-cell>
          <table:table-cell table:style-name="ce10" office:value-type="float" office:value="1481.44782888333" calcext:value-type="float">
            <text:p>1481.44782888333</text:p>
          </table:table-cell>
          <table:table-cell table:style-name="ce10" office:value-type="float" office:value="1445.45360149423" calcext:value-type="float">
            <text:p>1445.45360149423</text:p>
          </table:table-cell>
          <table:table-cell table:style-name="ce10" office:value-type="float" office:value="1422.33820426848" calcext:value-type="float">
            <text:p>1422.33820426848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1738.26438879434" calcext:value-type="float">
            <text:p>1738.26438879434</text:p>
          </table:table-cell>
          <table:table-cell table:style-name="ce10" office:value-type="float" office:value="1542.59628159672" calcext:value-type="float">
            <text:p>1542.59628159672</text:p>
          </table:table-cell>
          <table:table-cell table:style-name="ce10" office:value-type="float" office:value="1393.98825508247" calcext:value-type="float">
            <text:p>1393.98825508247</text:p>
          </table:table-cell>
          <table:table-cell table:style-name="ce10" office:value-type="float" office:value="1430.76754401506" calcext:value-type="float">
            <text:p>1430.76754401506</text:p>
          </table:table-cell>
          <table:table-cell table:style-name="ce10" office:value-type="float" office:value="1296.41555958808" calcext:value-type="float">
            <text:p>1296.41555958808</text:p>
          </table:table-cell>
          <table:table-cell table:style-name="ce10" office:value-type="float" office:value="1273.61661640594" calcext:value-type="float">
            <text:p>1273.61661640594</text:p>
          </table:table-cell>
          <table:table-cell table:style-name="ce10" office:value-type="float" office:value="1201.20876811535" calcext:value-type="float">
            <text:p>1201.20876811535</text:p>
          </table:table-cell>
          <table:table-cell table:style-name="ce10" office:value-type="float" office:value="1291.56149535091" calcext:value-type="float">
            <text:p>1291.56149535091</text:p>
          </table:table-cell>
          <table:table-cell table:style-name="ce10" office:value-type="float" office:value="1259.43927081438" calcext:value-type="float">
            <text:p>1259.43927081438</text:p>
          </table:table-cell>
          <table:table-cell table:style-name="ce10" office:value-type="float" office:value="1242.63345251434" calcext:value-type="float">
            <text:p>1242.63345251434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1545.37566313092" calcext:value-type="float">
            <text:p>1545.37566313092</text:p>
          </table:table-cell>
          <table:table-cell table:style-name="ce10" office:value-type="float" office:value="1427.68108895553" calcext:value-type="float">
            <text:p>1427.68108895553</text:p>
          </table:table-cell>
          <table:table-cell table:style-name="ce10" office:value-type="float" office:value="1261.80842761151" calcext:value-type="float">
            <text:p>1261.80842761151</text:p>
          </table:table-cell>
          <table:table-cell table:style-name="ce10" office:value-type="float" office:value="1251.91746500412" calcext:value-type="float">
            <text:p>1251.91746500412</text:p>
          </table:table-cell>
          <table:table-cell table:style-name="ce10" office:value-type="float" office:value="1228.24262607889" calcext:value-type="float">
            <text:p>1228.24262607889</text:p>
          </table:table-cell>
          <table:table-cell table:style-name="ce10" office:value-type="float" office:value="1116.50320209261" calcext:value-type="float">
            <text:p>1116.50320209261</text:p>
          </table:table-cell>
          <table:table-cell table:style-name="ce10" office:value-type="float" office:value="1142.16812426996" calcext:value-type="float">
            <text:p>1142.16812426996</text:p>
          </table:table-cell>
          <table:table-cell table:style-name="ce10" office:value-type="float" office:value="1164.75457923889" calcext:value-type="float">
            <text:p>1164.75457923889</text:p>
          </table:table-cell>
          <table:table-cell table:style-name="ce10" office:value-type="float" office:value="1067.9845275475" calcext:value-type="float">
            <text:p>1067.9845275475</text:p>
          </table:table-cell>
          <table:table-cell table:style-name="ce10" office:value-type="float" office:value="1101.25529968689" calcext:value-type="float">
            <text:p>1101.25529968689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1616.29330734173" calcext:value-type="float">
            <text:p>1616.29330734173</text:p>
          </table:table-cell>
          <table:table-cell table:style-name="ce10" office:value-type="float" office:value="1281.8266737889" calcext:value-type="float">
            <text:p>1281.8266737889</text:p>
          </table:table-cell>
          <table:table-cell table:style-name="ce10" office:value-type="float" office:value="1241.87291826443" calcext:value-type="float">
            <text:p>1241.87291826443</text:p>
          </table:table-cell>
          <table:table-cell table:style-name="ce10" office:value-type="float" office:value="1167.2934482906" calcext:value-type="float">
            <text:p>1167.2934482906</text:p>
          </table:table-cell>
          <table:table-cell table:style-name="ce10" office:value-type="float" office:value="1133.42141072609" calcext:value-type="float">
            <text:p>1133.42141072609</text:p>
          </table:table-cell>
          <table:table-cell table:style-name="ce10" office:value-type="float" office:value="1049.66578137475" calcext:value-type="float">
            <text:p>1049.66578137475</text:p>
          </table:table-cell>
          <table:table-cell table:style-name="ce10" office:value-type="float" office:value="1035.16194478202" calcext:value-type="float">
            <text:p>1035.16194478202</text:p>
          </table:table-cell>
          <table:table-cell table:style-name="ce10" office:value-type="float" office:value="990.278681461452" calcext:value-type="float">
            <text:p>990.278681461452</text:p>
          </table:table-cell>
          <table:table-cell table:style-name="ce10" office:value-type="float" office:value="946.472992585584" calcext:value-type="float">
            <text:p>946.472992585584</text:p>
          </table:table-cell>
          <table:table-cell table:style-name="ce10" office:value-type="float" office:value="939.624441870059" calcext:value-type="float">
            <text:p>939.624441870059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1470.92601707656" calcext:value-type="float">
            <text:p>1470.92601707656</text:p>
          </table:table-cell>
          <table:table-cell table:style-name="ce10" office:value-type="float" office:value="1233.75244638524" calcext:value-type="float">
            <text:p>1233.75244638524</text:p>
          </table:table-cell>
          <table:table-cell table:style-name="ce10" office:value-type="float" office:value="1159.67995704894" calcext:value-type="float">
            <text:p>1159.67995704894</text:p>
          </table:table-cell>
          <table:table-cell table:style-name="ce10" office:value-type="float" office:value="1069.28200235385" calcext:value-type="float">
            <text:p>1069.28200235385</text:p>
          </table:table-cell>
          <table:table-cell table:style-name="ce10" office:value-type="float" office:value="982.181907399222" calcext:value-type="float">
            <text:p>982.181907399222</text:p>
          </table:table-cell>
          <table:table-cell table:style-name="ce10" office:value-type="float" office:value="930.911935292964" calcext:value-type="float">
            <text:p>930.911935292964</text:p>
          </table:table-cell>
          <table:table-cell table:style-name="ce10" office:value-type="float" office:value="920.393218758537" calcext:value-type="float">
            <text:p>920.393218758537</text:p>
          </table:table-cell>
          <table:table-cell table:style-name="ce10" office:value-type="float" office:value="771.124981111693" calcext:value-type="float">
            <text:p>771.124981111693</text:p>
          </table:table-cell>
          <table:table-cell table:style-name="ce10" office:value-type="float" office:value="787.508080994068" calcext:value-type="float">
            <text:p>787.508080994068</text:p>
          </table:table-cell>
          <table:table-cell table:style-name="ce10" office:value-type="float" office:value="794.312540906918" calcext:value-type="float">
            <text:p>794.312540906918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1292.10862138104" calcext:value-type="float">
            <text:p>1292.10862138104</text:p>
          </table:table-cell>
          <table:table-cell table:style-name="ce10" office:value-type="float" office:value="1216.42134830772" calcext:value-type="float">
            <text:p>1216.42134830772</text:p>
          </table:table-cell>
          <table:table-cell table:style-name="ce10" office:value-type="float" office:value="994.175809716302" calcext:value-type="float">
            <text:p>994.175809716302</text:p>
          </table:table-cell>
          <table:table-cell table:style-name="ce10" office:value-type="float" office:value="918.263152643952" calcext:value-type="float">
            <text:p>918.263152643952</text:p>
          </table:table-cell>
          <table:table-cell table:style-name="ce10" office:value-type="float" office:value="883.975908650145" calcext:value-type="float">
            <text:p>883.975908650145</text:p>
          </table:table-cell>
          <table:table-cell table:style-name="ce10" office:value-type="float" office:value="750.607936190916" calcext:value-type="float">
            <text:p>750.607936190916</text:p>
          </table:table-cell>
          <table:table-cell table:style-name="ce10" office:value-type="float" office:value="772.836173654301" calcext:value-type="float">
            <text:p>772.836173654301</text:p>
          </table:table-cell>
          <table:table-cell table:style-name="ce10" office:value-type="float" office:value="707.154064340556" calcext:value-type="float">
            <text:p>707.154064340556</text:p>
          </table:table-cell>
          <table:table-cell table:style-name="ce10" office:value-type="float" office:value="651.65079992376" calcext:value-type="float">
            <text:p>651.65079992376</text:p>
          </table:table-cell>
          <table:table-cell table:style-name="ce10" office:value-type="float" office:value="644.17069350281" calcext:value-type="float">
            <text:p>644.17069350281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1329.6825396611" calcext:value-type="float">
            <text:p>1329.6825396611</text:p>
          </table:table-cell>
          <table:table-cell table:style-name="ce10" office:value-type="float" office:value="1018.31752472903" calcext:value-type="float">
            <text:p>1018.31752472903</text:p>
          </table:table-cell>
          <table:table-cell table:style-name="ce10" office:value-type="float" office:value="916.743863201138" calcext:value-type="float">
            <text:p>916.743863201138</text:p>
          </table:table-cell>
          <table:table-cell table:style-name="ce10" office:value-type="float" office:value="803.000825335082" calcext:value-type="float">
            <text:p>803.000825335082</text:p>
          </table:table-cell>
          <table:table-cell table:style-name="ce10" office:value-type="float" office:value="705.007894716535" calcext:value-type="float">
            <text:p>705.007894716535</text:p>
          </table:table-cell>
          <table:table-cell table:style-name="ce10" office:value-type="float" office:value="666.02787819858" calcext:value-type="float">
            <text:p>666.02787819858</text:p>
          </table:table-cell>
          <table:table-cell table:style-name="ce10" office:value-type="float" office:value="661.176122968357" calcext:value-type="float">
            <text:p>661.176122968357</text:p>
          </table:table-cell>
          <table:table-cell table:style-name="ce10" office:value-type="float" office:value="628.86334641394" calcext:value-type="float">
            <text:p>628.863346413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2">
            <text:p>ВРЕМЕ [ms]</text:p>
          </table:table-cell>
          <table:covered-table-cell table:style-name="ce14"/>
          <table:table-cell table:style-name="ce6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658" calcext:value-type="float">
            <text:p>658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469" calcext:value-type="float">
            <text:p>469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2611" calcext:value-type="float">
            <text:p>2611</text:p>
          </table:table-cell>
          <table:table-cell table:style-name="ce10" office:value-type="float" office:value="4451" calcext:value-type="float">
            <text:p>4451</text:p>
          </table:table-cell>
          <table:table-cell table:style-name="ce10" office:value-type="float" office:value="7135" calcext:value-type="float">
            <text:p>7135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2336" calcext:value-type="float">
            <text:p>2336</text:p>
          </table:table-cell>
          <table:table-cell table:style-name="ce10" office:value-type="float" office:value="5567" calcext:value-type="float">
            <text:p>5567</text:p>
          </table:table-cell>
          <table:table-cell table:style-name="ce10" office:value-type="float" office:value="12178" calcext:value-type="float">
            <text:p>12178</text:p>
          </table:table-cell>
          <table:table-cell table:style-name="ce10" office:value-type="float" office:value="19680" calcext:value-type="float">
            <text:p>19680</text:p>
          </table:table-cell>
          <table:table-cell table:style-name="ce10" office:value-type="float" office:value="44939" calcext:value-type="float">
            <text:p>44939</text:p>
          </table:table-cell>
          <table:table-cell table:style-name="ce10" office:value-type="float" office:value="56472" calcext:value-type="float">
            <text:p>5647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922" calcext:value-type="float">
            <text:p>922</text:p>
          </table:table-cell>
          <table:table-cell table:style-name="ce10" office:value-type="float" office:value="2982" calcext:value-type="float">
            <text:p>2982</text:p>
          </table:table-cell>
          <table:table-cell table:style-name="ce10" office:value-type="float" office:value="11839" calcext:value-type="float">
            <text:p>11839</text:p>
          </table:table-cell>
          <table:table-cell table:style-name="ce10" office:value-type="float" office:value="29338" calcext:value-type="float">
            <text:p>29338</text:p>
          </table:table-cell>
          <table:table-cell table:style-name="ce10" office:value-type="float" office:value="87394" calcext:value-type="float">
            <text:p>87394</text:p>
          </table:table-cell>
          <table:table-cell table:style-name="ce10" office:value-type="float" office:value="206505" calcext:value-type="float">
            <text:p>206505</text:p>
          </table:table-cell>
          <table:table-cell table:style-name="ce10" office:value-type="float" office:value="384923" calcext:value-type="float">
            <text:p>384923</text:p>
          </table:table-cell>
          <table:table-cell table:style-name="ce10" office:value-type="float" office:value="701482" calcext:value-type="float">
            <text:p>70148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731" calcext:value-type="float">
            <text:p>1731</text:p>
          </table:table-cell>
          <table:table-cell table:style-name="ce10" office:value-type="float" office:value="20405" calcext:value-type="float">
            <text:p>20405</text:p>
          </table:table-cell>
          <table:table-cell table:style-name="ce10" office:value-type="float" office:value="68462" calcext:value-type="float">
            <text:p>68462</text:p>
          </table:table-cell>
          <table:table-cell table:style-name="ce10" office:value-type="float" office:value="223866" calcext:value-type="float">
            <text:p>223866</text:p>
          </table:table-cell>
          <table:table-cell table:style-name="ce10" office:value-type="float" office:value="656868" calcext:value-type="float">
            <text:p>656868</text:p>
          </table:table-cell>
          <table:table-cell table:style-name="ce10" office:value-type="float" office:value="1658991" calcext:value-type="float">
            <text:p>1658991</text:p>
          </table:table-cell>
          <table:table-cell table:style-name="ce10" office:value-type="float" office:value="3573862" calcext:value-type="float">
            <text:p>3573862</text:p>
          </table:table-cell>
          <table:table-cell table:style-name="ce10" office:value-type="float" office:value="7729807" calcext:value-type="float">
            <text:p>7729807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60" calcext:value-type="float">
            <text:p>1160</text:p>
          </table:table-cell>
          <table:table-cell table:style-name="ce10" office:value-type="float" office:value="14692" calcext:value-type="float">
            <text:p>14692</text:p>
          </table:table-cell>
          <table:table-cell table:style-name="ce10" office:value-type="float" office:value="87078" calcext:value-type="float">
            <text:p>87078</text:p>
          </table:table-cell>
          <table:table-cell table:style-name="ce10" office:value-type="float" office:value="465099" calcext:value-type="float">
            <text:p>465099</text:p>
          </table:table-cell>
          <table:table-cell table:style-name="ce10" office:value-type="float" office:value="1503626" calcext:value-type="float">
            <text:p>1503626</text:p>
          </table:table-cell>
          <table:table-cell table:style-name="ce10" office:value-type="float" office:value="5284920" calcext:value-type="float">
            <text:p>5284920</text:p>
          </table:table-cell>
          <table:table-cell table:style-name="ce10" office:value-type="float" office:value="16365576" calcext:value-type="float">
            <text:p>163655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2">
            <text:p>БРОЙ ИНДИВИДИ</text:p>
          </table:table-cell>
          <table:covered-table-cell table:style-name="ce14"/>
          <table:table-cell table:style-name="ce6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576" calcext:value-type="float">
            <text:p>576</text:p>
          </table:table-cell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1452" calcext:value-type="float">
            <text:p>145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3" calcext:value-type="float">
            <text:p>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17" calcext:value-type="float">
            <text:p>117</text:p>
          </table:table-cell>
          <table:table-cell table:style-name="ce10" office:value-type="float" office:value="336" calcext:value-type="float">
            <text:p>336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1548" calcext:value-type="float">
            <text:p>1548</text:p>
          </table:table-cell>
          <table:table-cell table:style-name="ce10" office:value-type="float" office:value="2793" calcext:value-type="float">
            <text:p>2793</text:p>
          </table:table-cell>
          <table:table-cell table:style-name="ce10" office:value-type="float" office:value="4672" calcext:value-type="float">
            <text:p>4672</text:p>
          </table:table-cell>
          <table:table-cell table:style-name="ce10" office:value-type="float" office:value="7371" calcext:value-type="float">
            <text:p>7371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6093" calcext:value-type="float">
            <text:p>16093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4" calcext:value-type="float">
            <text:p>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1360" calcext:value-type="float">
            <text:p>136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9324" calcext:value-type="float">
            <text:p>9324</text:p>
          </table:table-cell>
          <table:table-cell table:style-name="ce10" office:value-type="float" office:value="19600" calcext:value-type="float">
            <text:p>19600</text:p>
          </table:table-cell>
          <table:table-cell table:style-name="ce10" office:value-type="float" office:value="37440" calcext:value-type="float">
            <text:p>37440</text:p>
          </table:table-cell>
          <table:table-cell table:style-name="ce10" office:value-type="float" office:value="66420" calcext:value-type="float">
            <text:p>66420</text:p>
          </table:table-cell>
          <table:table-cell table:style-name="ce10" office:value-type="float" office:value="111100" calcext:value-type="float">
            <text:p>111100</text:p>
          </table:table-cell>
          <table:table-cell table:style-name="ce10" office:value-type="float" office:value="177144" calcext:value-type="float">
            <text:p>177144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5" calcext:value-type="float">
            <text:p>5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089" calcext:value-type="float">
            <text:p>1089</text:p>
          </table:table-cell>
          <table:table-cell table:style-name="ce10" office:value-type="float" office:value="5456" calcext:value-type="float">
            <text:p>5456</text:p>
          </table:table-cell>
          <table:table-cell table:style-name="ce10" office:value-type="float" office:value="19525" calcext:value-type="float">
            <text:p>19525</text:p>
          </table:table-cell>
          <table:table-cell table:style-name="ce10" office:value-type="float" office:value="55980" calcext:value-type="float">
            <text:p>55980</text:p>
          </table:table-cell>
          <table:table-cell table:style-name="ce10" office:value-type="float" office:value="137249" calcext:value-type="float">
            <text:p>137249</text:p>
          </table:table-cell>
          <table:table-cell table:style-name="ce10" office:value-type="float" office:value="299584" calcext:value-type="float">
            <text:p>299584</text:p>
          </table:table-cell>
          <table:table-cell table:style-name="ce10" office:value-type="float" office:value="597861" calcext:value-type="float">
            <text:p>597861</text:p>
          </table:table-cell>
          <table:table-cell table:style-name="ce10" office:value-type="float" office:value="1111100" calcext:value-type="float">
            <text:p>1111100</text:p>
          </table:table-cell>
          <table:table-cell table:style-name="ce10" office:value-type="float" office:value="1948705" calcext:value-type="float">
            <text:p>1948705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6" calcext:value-type="float">
            <text:p>6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276" calcext:value-type="float">
            <text:p>3276</text:p>
          </table:table-cell>
          <table:table-cell table:style-name="ce10" office:value-type="float" office:value="21840" calcext:value-type="float">
            <text:p>21840</text:p>
          </table:table-cell>
          <table:table-cell table:style-name="ce10" office:value-type="float" office:value="97650" calcext:value-type="float">
            <text:p>97650</text:p>
          </table:table-cell>
          <table:table-cell table:style-name="ce10" office:value-type="float" office:value="335916" calcext:value-type="float">
            <text:p>335916</text:p>
          </table:table-cell>
          <table:table-cell table:style-name="ce10" office:value-type="float" office:value="960792" calcext:value-type="float">
            <text:p>960792</text:p>
          </table:table-cell>
          <table:table-cell table:style-name="ce10" office:value-type="float" office:value="2396736" calcext:value-type="float">
            <text:p>2396736</text:p>
          </table:table-cell>
          <table:table-cell table:style-name="ce10" office:value-type="float" office:value="5380830" calcext:value-type="float">
            <text:p>5380830</text:p>
          </table:table-cell>
          <table:table-cell table:style-name="ce10" office:value-type="float" office:value="11111100" calcext:value-type="float">
            <text:p>11111100</text:p>
          </table:table-cell>
          <table:table-cell table:style-name="ce10" office:value-type="float" office:value="21435876" calcext:value-type="float">
            <text:p>21435876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7" calcext:value-type="float">
            <text:p>7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9837" calcext:value-type="float">
            <text:p>9837</text:p>
          </table:table-cell>
          <table:table-cell table:style-name="ce10" office:value-type="float" office:value="87376" calcext:value-type="float">
            <text:p>87376</text:p>
          </table:table-cell>
          <table:table-cell table:style-name="ce10" office:value-type="float" office:value="488275" calcext:value-type="float">
            <text:p>488275</text:p>
          </table:table-cell>
          <table:table-cell table:style-name="ce10" office:value-type="float" office:value="2015532" calcext:value-type="float">
            <text:p>2015532</text:p>
          </table:table-cell>
          <table:table-cell table:style-name="ce10" office:value-type="float" office:value="6725593" calcext:value-type="float">
            <text:p>6725593</text:p>
          </table:table-cell>
          <table:table-cell table:style-name="ce10" office:value-type="float" office:value="19173952" calcext:value-type="float">
            <text:p>19173952</text:p>
          </table:table-cell>
          <table:table-cell table:style-name="ce10" office:value-type="float" office:value="48427551" calcext:value-type="float">
            <text:p>48427551</text:p>
          </table:table-cell>
          <table:table-cell table:style-name="ce10" office:value-type="float" office:value="111111100" calcext:value-type="float">
            <text:p>111111100</text:p>
          </table:table-cell>
          <table:table-cell table:style-name="ce10" office:value-type="float" office:value="235794757" calcext:value-type="float">
            <text:p>235794757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7" office:value-type="float" office:value="8" calcext:value-type="float">
            <text:p>8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 office:value-type="float" office:value="29520" calcext:value-type="float">
            <text:p>29520</text:p>
          </table:table-cell>
          <table:table-cell table:style-name="ce10" office:value-type="float" office:value="349520" calcext:value-type="float">
            <text:p>349520</text:p>
          </table:table-cell>
          <table:table-cell table:style-name="ce10" office:value-type="float" office:value="2441400" calcext:value-type="float">
            <text:p>2441400</text:p>
          </table:table-cell>
          <table:table-cell table:style-name="ce10" office:value-type="float" office:value="12093228" calcext:value-type="float">
            <text:p>12093228</text:p>
          </table:table-cell>
          <table:table-cell table:style-name="ce10" office:value-type="float" office:value="47079200" calcext:value-type="float">
            <text:p>47079200</text:p>
          </table:table-cell>
          <table:table-cell table:style-name="ce10" office:value-type="float" office:value="153391680" calcext:value-type="float">
            <text:p>153391680</text:p>
          </table:table-cell>
          <table:table-cell table:style-name="ce10" office:value-type="float" office:value="435848040" calcext:value-type="float">
            <text:p>435848040</text:p>
          </table:table-cell>
          <table:table-cell table:style-name="ce10" office:value-type="float" office:value="1111111100" calcext:value-type="float">
            <text:p>1111111100</text:p>
          </table:table-cell>
          <table:table-cell table:style-name="ce18" office:value-type="float" office:value="2593742448" calcext:value-type="float">
            <text:p>2593742448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ewank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 table:number-columns-spanned="2" table:number-rows-spanned="2">
            <text:p>ИЗЧИСЛЕНА</text:p>
            <text:p>СТОЙНОСТ</text:p>
          </table:table-cell>
          <table:covered-table-cell table:style-name="ce14"/>
          <table:table-cell table:style-name="ce6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float" office:value="2582.98501243305" calcext:value-type="float">
            <text:p>2582.98501243305</text:p>
          </table:table-cell>
          <table:table-cell table:style-name="ce14" office:value-type="float" office:value="2091.8305371107" calcext:value-type="float">
            <text:p>2091.8305371107</text:p>
          </table:table-cell>
          <table:table-cell table:style-name="ce14" office:value-type="float" office:value="1978.00096319512" calcext:value-type="float">
            <text:p>1978.00096319512</text:p>
          </table:table-cell>
          <table:table-cell table:style-name="ce14" office:value-type="float" office:value="2310.55775239239" calcext:value-type="float">
            <text:p>2310.55775239239</text:p>
          </table:table-cell>
          <table:table-cell table:style-name="ce14" office:value-type="float" office:value="2129.79650400174" calcext:value-type="float">
            <text:p>2129.79650400174</text:p>
          </table:table-cell>
          <table:table-cell table:style-name="ce14" office:value-type="float" office:value="1993.54215703896" calcext:value-type="float">
            <text:p>1993.54215703896</text:p>
          </table:table-cell>
          <table:table-cell table:style-name="ce14" office:value-type="float" office:value="1922.24513567512" calcext:value-type="float">
            <text:p>1922.24513567512</text:p>
          </table:table-cell>
          <table:table-cell table:style-name="ce14" office:value-type="float" office:value="1967.73323874921" calcext:value-type="float">
            <text:p>1967.73323874921</text:p>
          </table:table-cell>
          <table:table-cell table:style-name="ce14" office:value-type="float" office:value="1870.53675917124" calcext:value-type="float">
            <text:p>1870.53675917124</text:p>
          </table:table-cell>
          <table:table-cell table:style-name="ce14" office:value-type="float" office:value="1856.14063272423" calcext:value-type="float">
            <text:p>1856.14063272423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3" calcext:value-type="float">
            <text:p>3</text:p>
          </table:table-cell>
          <table:table-cell table:style-name="ce14" office:value-type="float" office:value="2631.37525051324" calcext:value-type="float">
            <text:p>2631.37525051324</text:p>
          </table:table-cell>
          <table:table-cell table:style-name="ce14" office:value-type="float" office:value="1869.62403949821" calcext:value-type="float">
            <text:p>1869.62403949821</text:p>
          </table:table-cell>
          <table:table-cell table:style-name="ce14" office:value-type="float" office:value="1717.19005075681" calcext:value-type="float">
            <text:p>1717.19005075681</text:p>
          </table:table-cell>
          <table:table-cell table:style-name="ce14" office:value-type="float" office:value="1833.27476901156" calcext:value-type="float">
            <text:p>1833.27476901156</text:p>
          </table:table-cell>
          <table:table-cell table:style-name="ce14" office:value-type="float" office:value="1693.06827112329" calcext:value-type="float">
            <text:p>1693.06827112329</text:p>
          </table:table-cell>
          <table:table-cell table:style-name="ce14" office:value-type="float" office:value="1749.8074151464" calcext:value-type="float">
            <text:p>1749.8074151464</text:p>
          </table:table-cell>
          <table:table-cell table:style-name="ce14" office:value-type="float" office:value="1667.75879560591" calcext:value-type="float">
            <text:p>1667.75879560591</text:p>
          </table:table-cell>
          <table:table-cell table:style-name="ce14" office:value-type="float" office:value="1638.56097464797" calcext:value-type="float">
            <text:p>1638.56097464797</text:p>
          </table:table-cell>
          <table:table-cell table:style-name="ce14" office:value-type="float" office:value="1586.15802180162" calcext:value-type="float">
            <text:p>1586.15802180162</text:p>
          </table:table-cell>
          <table:table-cell table:style-name="ce14" office:value-type="float" office:value="1384.23052031724" calcext:value-type="float">
            <text:p>1384.23052031724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4" calcext:value-type="float">
            <text:p>4</text:p>
          </table:table-cell>
          <table:table-cell table:style-name="ce14" office:value-type="float" office:value="2317.0504052497" calcext:value-type="float">
            <text:p>2317.0504052497</text:p>
          </table:table-cell>
          <table:table-cell table:style-name="ce14" office:value-type="float" office:value="2003.73111949237" calcext:value-type="float">
            <text:p>2003.73111949237</text:p>
          </table:table-cell>
          <table:table-cell table:style-name="ce14" office:value-type="float" office:value="1805.6634189718" calcext:value-type="float">
            <text:p>1805.6634189718</text:p>
          </table:table-cell>
          <table:table-cell table:style-name="ce14" office:value-type="float" office:value="1452.58253136939" calcext:value-type="float">
            <text:p>1452.58253136939</text:p>
          </table:table-cell>
          <table:table-cell table:style-name="ce14" office:value-type="float" office:value="1383.94760369946" calcext:value-type="float">
            <text:p>1383.94760369946</text:p>
          </table:table-cell>
          <table:table-cell table:style-name="ce14" office:value-type="float" office:value="1390.66346832085" calcext:value-type="float">
            <text:p>1390.66346832085</text:p>
          </table:table-cell>
          <table:table-cell table:style-name="ce14" office:value-type="float" office:value="1387.98253460474" calcext:value-type="float">
            <text:p>1387.98253460474</text:p>
          </table:table-cell>
          <table:table-cell table:style-name="ce14" office:value-type="float" office:value="1223.7379608029" calcext:value-type="float">
            <text:p>1223.7379608029</text:p>
          </table:table-cell>
          <table:table-cell table:style-name="ce14" office:value-type="float" office:value="1107.38572582522" calcext:value-type="float">
            <text:p>1107.38572582522</text:p>
          </table:table-cell>
          <table:table-cell table:style-name="ce14" office:value-type="float" office:value="1127.49548653512" calcext:value-type="float">
            <text:p>1127.4954865351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5" calcext:value-type="float">
            <text:p>5</text:p>
          </table:table-cell>
          <table:table-cell table:style-name="ce14" office:value-type="float" office:value="1561.3543740536" calcext:value-type="float">
            <text:p>1561.3543740536</text:p>
          </table:table-cell>
          <table:table-cell table:style-name="ce14" office:value-type="float" office:value="1686.80825059969" calcext:value-type="float">
            <text:p>1686.80825059969</text:p>
          </table:table-cell>
          <table:table-cell table:style-name="ce14" office:value-type="float" office:value="1367.42999636626" calcext:value-type="float">
            <text:p>1367.42999636626</text:p>
          </table:table-cell>
          <table:table-cell table:style-name="ce14" office:value-type="float" office:value="1296.83108151522" calcext:value-type="float">
            <text:p>1296.83108151522</text:p>
          </table:table-cell>
          <table:table-cell table:style-name="ce14" office:value-type="float" office:value="1122.14959517765" calcext:value-type="float">
            <text:p>1122.14959517765</text:p>
          </table:table-cell>
          <table:table-cell table:style-name="ce14" office:value-type="float" office:value="1119.75666632408" calcext:value-type="float">
            <text:p>1119.75666632408</text:p>
          </table:table-cell>
          <table:table-cell table:style-name="ce14" office:value-type="float" office:value="1097.85429688448" calcext:value-type="float">
            <text:p>1097.85429688448</text:p>
          </table:table-cell>
          <table:table-cell table:style-name="ce14" office:value-type="float" office:value="965.653617156788" calcext:value-type="float">
            <text:p>965.653617156788</text:p>
          </table:table-cell>
          <table:table-cell table:style-name="ce14" office:value-type="float" office:value="958.729259163821" calcext:value-type="float">
            <text:p>958.729259163821</text:p>
          </table:table-cell>
          <table:table-cell table:style-name="ce14" office:value-type="float" office:value="904.267159998322" calcext:value-type="float">
            <text:p>904.26715999832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6" calcext:value-type="float">
            <text:p>6</text:p>
          </table:table-cell>
          <table:table-cell table:style-name="ce14" office:value-type="float" office:value="2146.49949851334" calcext:value-type="float">
            <text:p>2146.49949851334</text:p>
          </table:table-cell>
          <table:table-cell table:style-name="ce14" office:value-type="float" office:value="1614.84127657759" calcext:value-type="float">
            <text:p>1614.84127657759</text:p>
          </table:table-cell>
          <table:table-cell table:style-name="ce14" office:value-type="float" office:value="1321.91799648323" calcext:value-type="float">
            <text:p>1321.91799648323</text:p>
          </table:table-cell>
          <table:table-cell table:style-name="ce14" office:value-type="float" office:value="1183.50952301177" calcext:value-type="float">
            <text:p>1183.50952301177</text:p>
          </table:table-cell>
          <table:table-cell table:style-name="ce14" office:value-type="float" office:value="895.894906630634" calcext:value-type="float">
            <text:p>895.894906630634</text:p>
          </table:table-cell>
          <table:table-cell table:style-name="ce14" office:value-type="float" office:value="806.382747018908" calcext:value-type="float">
            <text:p>806.382747018908</text:p>
          </table:table-cell>
          <table:table-cell table:style-name="ce14" office:value-type="float" office:value="877.933062613509" calcext:value-type="float">
            <text:p>877.933062613509</text:p>
          </table:table-cell>
          <table:table-cell table:style-name="ce14" office:value-type="float" office:value="731.363092356745" calcext:value-type="float">
            <text:p>731.363092356745</text:p>
          </table:table-cell>
          <table:table-cell table:style-name="ce14" office:value-type="float" office:value="688.283004628246" calcext:value-type="float">
            <text:p>688.283004628246</text:p>
          </table:table-cell>
          <table:table-cell table:style-name="ce14" office:value-type="float" office:value="557.279421030734" calcext:value-type="float">
            <text:p>557.279421030734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7" calcext:value-type="float">
            <text:p>7</text:p>
          </table:table-cell>
          <table:table-cell table:style-name="ce14" office:value-type="float" office:value="1666.33757401993" calcext:value-type="float">
            <text:p>1666.33757401993</text:p>
          </table:table-cell>
          <table:table-cell table:style-name="ce14" office:value-type="float" office:value="1412.13519643465" calcext:value-type="float">
            <text:p>1412.13519643465</text:p>
          </table:table-cell>
          <table:table-cell table:style-name="ce14" office:value-type="float" office:value="1169.7297231796" calcext:value-type="float">
            <text:p>1169.7297231796</text:p>
          </table:table-cell>
          <table:table-cell table:style-name="ce14" office:value-type="float" office:value="883.299546328838" calcext:value-type="float">
            <text:p>883.299546328838</text:p>
          </table:table-cell>
          <table:table-cell table:style-name="ce14" office:value-type="float" office:value="792.90897217559" calcext:value-type="float">
            <text:p>792.90897217559</text:p>
          </table:table-cell>
          <table:table-cell table:style-name="ce14" office:value-type="float" office:value="702.350530438467" calcext:value-type="float">
            <text:p>702.350530438467</text:p>
          </table:table-cell>
          <table:table-cell table:style-name="ce14" office:value-type="float" office:value="552.365967495747" calcext:value-type="float">
            <text:p>552.365967495747</text:p>
          </table:table-cell>
          <table:table-cell table:style-name="ce14" office:value-type="float" office:value="533.660515683182" calcext:value-type="float">
            <text:p>533.660515683182</text:p>
          </table:table-cell>
          <table:table-cell table:style-name="ce14" office:value-type="float" office:value="467.755575180901" calcext:value-type="float">
            <text:p>467.755575180901</text:p>
          </table:table-cell>
          <table:table-cell table:style-name="ce14" office:value-type="float" office:value="516.450603073262" calcext:value-type="float">
            <text:p>516.45060307326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8" calcext:value-type="float">
            <text:p>8</text:p>
          </table:table-cell>
          <table:table-cell table:style-name="ce14" office:value-type="float" office:value="1701.52442458728" calcext:value-type="float">
            <text:p>1701.52442458728</text:p>
          </table:table-cell>
          <table:table-cell table:style-name="ce14" office:value-type="float" office:value="1096.76578371082" calcext:value-type="float">
            <text:p>1096.76578371082</text:p>
          </table:table-cell>
          <table:table-cell table:style-name="ce14" office:value-type="float" office:value="924.081476835855" calcext:value-type="float">
            <text:p>924.081476835855</text:p>
          </table:table-cell>
          <table:table-cell table:style-name="ce14" office:value-type="float" office:value="753.164359423304" calcext:value-type="float">
            <text:p>753.164359423304</text:p>
          </table:table-cell>
          <table:table-cell table:style-name="ce14" office:value-type="float" office:value="596.3988080888" calcext:value-type="float">
            <text:p>596.3988080888</text:p>
          </table:table-cell>
          <table:table-cell table:style-name="ce14" office:value-type="float" office:value="509.697517396105" calcext:value-type="float">
            <text:p>509.697517396105</text:p>
          </table:table-cell>
          <table:table-cell table:style-name="ce14" office:value-type="float" office:value="453.68311027408" calcext:value-type="float">
            <text:p>453.68311027408</text:p>
          </table:table-cell>
          <table:table-cell table:style-name="ce14" office:value-type="float" office:value="429.994438433232" calcext:value-type="float">
            <text:p>429.994438433232</text:p>
          </table:table-cell>
          <table:table-cell table:style-name="ce14" office:value-type="float" office:value="384.207794852214" calcext:value-type="float">
            <text:p>384.207794852214</text:p>
          </table:table-cell>
          <table:table-cell table:style-name="ce14" office:value-type="float" office:value="365.645396545172" calcext:value-type="float">
            <text:p>365.64539654517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2">
            <text:p>ВРЕМЕ [ms]</text:p>
          </table:table-cell>
          <table:covered-table-cell table:style-name="ce14"/>
          <table:table-cell table:style-name="ce6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481" calcext:value-type="float">
            <text:p>481</text:p>
          </table:table-cell>
          <table:table-cell table:style-name="ce14" office:value-type="float" office:value="678" calcext:value-type="float">
            <text:p>678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396" calcext:value-type="float">
            <text:p>396</text:p>
          </table:table-cell>
          <table:table-cell table:style-name="ce14" office:value-type="float" office:value="905" calcext:value-type="float">
            <text:p>905</text:p>
          </table:table-cell>
          <table:table-cell table:style-name="ce14" office:value-type="float" office:value="1716" calcext:value-type="float">
            <text:p>1716</text:p>
          </table:table-cell>
          <table:table-cell table:style-name="ce14" office:value-type="float" office:value="3028" calcext:value-type="float">
            <text:p>3028</text:p>
          </table:table-cell>
          <table:table-cell table:style-name="ce14" office:value-type="float" office:value="5061" calcext:value-type="float">
            <text:p>5061</text:p>
          </table:table-cell>
          <table:table-cell table:style-name="ce14" office:value-type="float" office:value="8098" calcext:value-type="float">
            <text:p>8098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912" calcext:value-type="float">
            <text:p>912</text:p>
          </table:table-cell>
          <table:table-cell table:style-name="ce14" office:value-type="float" office:value="2593" calcext:value-type="float">
            <text:p>2593</text:p>
          </table:table-cell>
          <table:table-cell table:style-name="ce14" office:value-type="float" office:value="5183" calcext:value-type="float">
            <text:p>5183</text:p>
          </table:table-cell>
          <table:table-cell table:style-name="ce14" office:value-type="float" office:value="9808" calcext:value-type="float">
            <text:p>9808</text:p>
          </table:table-cell>
          <table:table-cell table:style-name="ce14" office:value-type="float" office:value="27427" calcext:value-type="float">
            <text:p>27427</text:p>
          </table:table-cell>
          <table:table-cell table:style-name="ce14" office:value-type="float" office:value="37421" calcext:value-type="float">
            <text:p>37421</text:p>
          </table:table-cell>
          <table:table-cell table:style-name="ce14" office:value-type="float" office:value="86839" calcext:value-type="float">
            <text:p>86839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026" calcext:value-type="float">
            <text:p>1026</text:p>
          </table:table-cell>
          <table:table-cell table:style-name="ce14" office:value-type="float" office:value="4400" calcext:value-type="float">
            <text:p>4400</text:p>
          </table:table-cell>
          <table:table-cell table:style-name="ce14" office:value-type="float" office:value="15234" calcext:value-type="float">
            <text:p>15234</text:p>
          </table:table-cell>
          <table:table-cell table:style-name="ce14" office:value-type="float" office:value="43504" calcext:value-type="float">
            <text:p>43504</text:p>
          </table:table-cell>
          <table:table-cell table:style-name="ce14" office:value-type="float" office:value="96116" calcext:value-type="float">
            <text:p>96116</text:p>
          </table:table-cell>
          <table:table-cell table:style-name="ce14" office:value-type="float" office:value="225812" calcext:value-type="float">
            <text:p>225812</text:p>
          </table:table-cell>
          <table:table-cell table:style-name="ce14" office:value-type="float" office:value="457174" calcext:value-type="float">
            <text:p>457174</text:p>
          </table:table-cell>
          <table:table-cell table:style-name="ce14" office:value-type="float" office:value="865441" calcext:value-type="float">
            <text:p>865441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7" calcext:value-type="float">
            <text:p>7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65" calcext:value-type="float">
            <text:p>465</text:p>
          </table:table-cell>
          <table:table-cell table:style-name="ce14" office:value-type="float" office:value="4109" calcext:value-type="float">
            <text:p>4109</text:p>
          </table:table-cell>
          <table:table-cell table:style-name="ce14" office:value-type="float" office:value="22774" calcext:value-type="float">
            <text:p>22774</text:p>
          </table:table-cell>
          <table:table-cell table:style-name="ce14" office:value-type="float" office:value="91304" calcext:value-type="float">
            <text:p>91304</text:p>
          </table:table-cell>
          <table:table-cell table:style-name="ce14" office:value-type="float" office:value="237470" calcext:value-type="float">
            <text:p>237470</text:p>
          </table:table-cell>
          <table:table-cell table:style-name="ce14" office:value-type="float" office:value="752290" calcext:value-type="float">
            <text:p>752290</text:p>
          </table:table-cell>
          <table:table-cell table:style-name="ce14" office:value-type="float" office:value="1853150" calcext:value-type="float">
            <text:p>1853150</text:p>
          </table:table-cell>
          <table:table-cell table:style-name="ce14" office:value-type="float" office:value="4116203" calcext:value-type="float">
            <text:p>4116203</text:p>
          </table:table-cell>
          <table:table-cell table:style-name="ce14" office:value-type="float" office:value="8635542" calcext:value-type="float">
            <text:p>863554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317" calcext:value-type="float">
            <text:p>1317</text:p>
          </table:table-cell>
          <table:table-cell table:style-name="ce14" office:value-type="float" office:value="14792" calcext:value-type="float">
            <text:p>14792</text:p>
          </table:table-cell>
          <table:table-cell table:style-name="ce14" office:value-type="float" office:value="91449" calcext:value-type="float">
            <text:p>91449</text:p>
          </table:table-cell>
          <table:table-cell table:style-name="ce14" office:value-type="float" office:value="505776" calcext:value-type="float">
            <text:p>505776</text:p>
          </table:table-cell>
          <table:table-cell table:style-name="ce14" office:value-type="float" office:value="1828565" calcext:value-type="float">
            <text:p>1828565</text:p>
          </table:table-cell>
          <table:table-cell table:style-name="ce14" office:value-type="float" office:value="5898901" calcext:value-type="float">
            <text:p>5898901</text:p>
          </table:table-cell>
          <table:table-cell table:style-name="ce14" office:value-type="float" office:value="16747343" calcext:value-type="float">
            <text:p>16747343</text:p>
          </table:table-cell>
          <table:table-cell table:style-name="ce14" office:value-type="float" office:value="42516147" calcext:value-type="float">
            <text:p>42516147</text:p>
          </table:table-cell>
          <table:table-cell table:style-name="ce14" office:value-type="float" office:value="87541768" calcext:value-type="float">
            <text:p>875417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2">
            <text:p>БРОЙ ИНДИВИДИ</text:p>
          </table:table-cell>
          <table:covered-table-cell table:style-name="ce14"/>
          <table:table-cell table:style-name="ce6" office:value-type="string" calcext:value-type="string" table:number-columns-spanned="10" table:number-rows-spanned="1">
            <text:p>РАЗМЕР НА ПОПУЛАЦИЯТА</text:p>
          </table:table-cell>
          <table:covered-table-cell table:number-columns-repeated="9" table:style-name="ce14"/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 table:number-columns-spanned="1" table:number-rows-spanned="7">
            <text:p>ДЪЛБОЧИНА НА РЕКУРСИЯТА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392" calcext:value-type="float">
            <text:p>392</text:p>
          </table:table-cell>
          <table:table-cell table:style-name="ce14" office:value-type="float" office:value="576" calcext:value-type="float">
            <text:p>576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float" office:value="1100" calcext:value-type="float">
            <text:p>1100</text:p>
          </table:table-cell>
          <table:table-cell table:style-name="ce14" office:value-type="float" office:value="1452" calcext:value-type="float">
            <text:p>1452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3" calcext:value-type="float">
            <text:p>3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775" calcext:value-type="float">
            <text:p>775</text:p>
          </table:table-cell>
          <table:table-cell table:style-name="ce14" office:value-type="float" office:value="1548" calcext:value-type="float">
            <text:p>1548</text:p>
          </table:table-cell>
          <table:table-cell table:style-name="ce14" office:value-type="float" office:value="2793" calcext:value-type="float">
            <text:p>2793</text:p>
          </table:table-cell>
          <table:table-cell table:style-name="ce14" office:value-type="float" office:value="4672" calcext:value-type="float">
            <text:p>4672</text:p>
          </table:table-cell>
          <table:table-cell table:style-name="ce14" office:value-type="float" office:value="7371" calcext:value-type="float">
            <text:p>7371</text:p>
          </table:table-cell>
          <table:table-cell table:style-name="ce14" office:value-type="float" office:value="11100" calcext:value-type="float">
            <text:p>11100</text:p>
          </table:table-cell>
          <table:table-cell table:style-name="ce14" office:value-type="float" office:value="16093" calcext:value-type="float">
            <text:p>16093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4" calcext:value-type="float">
            <text:p>4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1360" calcext:value-type="float">
            <text:p>1360</text:p>
          </table:table-cell>
          <table:table-cell table:style-name="ce14" office:value-type="float" office:value="3900" calcext:value-type="float">
            <text:p>3900</text:p>
          </table:table-cell>
          <table:table-cell table:style-name="ce14" office:value-type="float" office:value="9324" calcext:value-type="float">
            <text:p>9324</text:p>
          </table:table-cell>
          <table:table-cell table:style-name="ce14" office:value-type="float" office:value="19600" calcext:value-type="float">
            <text:p>19600</text:p>
          </table:table-cell>
          <table:table-cell table:style-name="ce14" office:value-type="float" office:value="37440" calcext:value-type="float">
            <text:p>37440</text:p>
          </table:table-cell>
          <table:table-cell table:style-name="ce14" office:value-type="float" office:value="66420" calcext:value-type="float">
            <text:p>66420</text:p>
          </table:table-cell>
          <table:table-cell table:style-name="ce14" office:value-type="float" office:value="111100" calcext:value-type="float">
            <text:p>111100</text:p>
          </table:table-cell>
          <table:table-cell table:style-name="ce14" office:value-type="float" office:value="177144" calcext:value-type="float">
            <text:p>177144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5" calcext:value-type="float">
            <text:p>5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4" office:value-type="float" office:value="5456" calcext:value-type="float">
            <text:p>5456</text:p>
          </table:table-cell>
          <table:table-cell table:style-name="ce14" office:value-type="float" office:value="19525" calcext:value-type="float">
            <text:p>19525</text:p>
          </table:table-cell>
          <table:table-cell table:style-name="ce14" office:value-type="float" office:value="55980" calcext:value-type="float">
            <text:p>55980</text:p>
          </table:table-cell>
          <table:table-cell table:style-name="ce14" office:value-type="float" office:value="137249" calcext:value-type="float">
            <text:p>137249</text:p>
          </table:table-cell>
          <table:table-cell table:style-name="ce14" office:value-type="float" office:value="299584" calcext:value-type="float">
            <text:p>299584</text:p>
          </table:table-cell>
          <table:table-cell table:style-name="ce14" office:value-type="float" office:value="597861" calcext:value-type="float">
            <text:p>597861</text:p>
          </table:table-cell>
          <table:table-cell table:style-name="ce14" office:value-type="float" office:value="1111100" calcext:value-type="float">
            <text:p>1111100</text:p>
          </table:table-cell>
          <table:table-cell table:style-name="ce14" office:value-type="float" office:value="1948705" calcext:value-type="float">
            <text:p>1948705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6" calcext:value-type="float">
            <text:p>6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3276" calcext:value-type="float">
            <text:p>3276</text:p>
          </table:table-cell>
          <table:table-cell table:style-name="ce14" office:value-type="float" office:value="21840" calcext:value-type="float">
            <text:p>21840</text:p>
          </table:table-cell>
          <table:table-cell table:style-name="ce14" office:value-type="float" office:value="97650" calcext:value-type="float">
            <text:p>97650</text:p>
          </table:table-cell>
          <table:table-cell table:style-name="ce14" office:value-type="float" office:value="335916" calcext:value-type="float">
            <text:p>335916</text:p>
          </table:table-cell>
          <table:table-cell table:style-name="ce14" office:value-type="float" office:value="960792" calcext:value-type="float">
            <text:p>960792</text:p>
          </table:table-cell>
          <table:table-cell table:style-name="ce14" office:value-type="float" office:value="2396736" calcext:value-type="float">
            <text:p>2396736</text:p>
          </table:table-cell>
          <table:table-cell table:style-name="ce14" office:value-type="float" office:value="5380830" calcext:value-type="float">
            <text:p>5380830</text:p>
          </table:table-cell>
          <table:table-cell table:style-name="ce14" office:value-type="float" office:value="11111100" calcext:value-type="float">
            <text:p>11111100</text:p>
          </table:table-cell>
          <table:table-cell table:style-name="ce14" office:value-type="float" office:value="21435876" calcext:value-type="float">
            <text:p>21435876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7" calcext:value-type="float">
            <text:p>7</text:p>
          </table:table-cell>
          <table:table-cell table:style-name="ce14" office:value-type="float" office:value="508" calcext:value-type="float">
            <text:p>508</text:p>
          </table:table-cell>
          <table:table-cell table:style-name="ce14" office:value-type="float" office:value="9837" calcext:value-type="float">
            <text:p>9837</text:p>
          </table:table-cell>
          <table:table-cell table:style-name="ce14" office:value-type="float" office:value="87376" calcext:value-type="float">
            <text:p>87376</text:p>
          </table:table-cell>
          <table:table-cell table:style-name="ce14" office:value-type="float" office:value="488275" calcext:value-type="float">
            <text:p>488275</text:p>
          </table:table-cell>
          <table:table-cell table:style-name="ce14" office:value-type="float" office:value="2015532" calcext:value-type="float">
            <text:p>2015532</text:p>
          </table:table-cell>
          <table:table-cell table:style-name="ce14" office:value-type="float" office:value="6725593" calcext:value-type="float">
            <text:p>6725593</text:p>
          </table:table-cell>
          <table:table-cell table:style-name="ce14" office:value-type="float" office:value="19173952" calcext:value-type="float">
            <text:p>19173952</text:p>
          </table:table-cell>
          <table:table-cell table:style-name="ce14" office:value-type="float" office:value="48427551" calcext:value-type="float">
            <text:p>48427551</text:p>
          </table:table-cell>
          <table:table-cell table:style-name="ce14" office:value-type="float" office:value="111111100" calcext:value-type="float">
            <text:p>111111100</text:p>
          </table:table-cell>
          <table:table-cell table:style-name="ce14" office:value-type="float" office:value="235794757" calcext:value-type="float">
            <text:p>235794757</text:p>
          </table:table-cell>
          <table:table-cell table:number-columns-repeated="1012"/>
        </table:table-row>
        <table:table-row table:style-name="ro1">
          <table:covered-table-cell table:style-name="ce14"/>
          <table:table-cell table:style-name="ce6" office:value-type="float" office:value="8" calcext:value-type="float">
            <text:p>8</text:p>
          </table:table-cell>
          <table:table-cell table:style-name="ce14" office:value-type="float" office:value="1020" calcext:value-type="float">
            <text:p>1020</text:p>
          </table:table-cell>
          <table:table-cell table:style-name="ce14" office:value-type="float" office:value="29520" calcext:value-type="float">
            <text:p>29520</text:p>
          </table:table-cell>
          <table:table-cell table:style-name="ce14" office:value-type="float" office:value="349520" calcext:value-type="float">
            <text:p>349520</text:p>
          </table:table-cell>
          <table:table-cell table:style-name="ce14" office:value-type="float" office:value="2441400" calcext:value-type="float">
            <text:p>2441400</text:p>
          </table:table-cell>
          <table:table-cell table:style-name="ce14" office:value-type="float" office:value="12093228" calcext:value-type="float">
            <text:p>12093228</text:p>
          </table:table-cell>
          <table:table-cell table:style-name="ce14" office:value-type="float" office:value="47079200" calcext:value-type="float">
            <text:p>47079200</text:p>
          </table:table-cell>
          <table:table-cell table:style-name="ce14" office:value-type="float" office:value="153391680" calcext:value-type="float">
            <text:p>153391680</text:p>
          </table:table-cell>
          <table:table-cell table:style-name="ce14" office:value-type="float" office:value="435848040" calcext:value-type="float">
            <text:p>435848040</text:p>
          </table:table-cell>
          <table:table-cell table:style-name="ce14" office:value-type="float" office:value="1111111100" calcext:value-type="float">
            <text:p>1111111100</text:p>
          </table:table-cell>
          <table:table-cell table:style-name="ce18" office:value-type="float" office:value="2593742448" calcext:value-type="float">
            <text:p>2593742448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00mm" fo:page-height="330.01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6:46:31.74935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34:30.290831481</meta:creation-date>
    <meta:generator>LibreOffice/6.2.3.2$MacOSX_X86_64 LibreOffice_project/aecc05fe267cc68dde00352a451aa867b3b546ac</meta:generator>
    <dc:date>2019-06-08T16:46:48.879852399</dc:date>
    <meta:editing-duration>PT7H29M25S</meta:editing-duration>
    <meta:editing-cycles>147</meta:editing-cycles>
    <meta:document-statistic meta:table-count="2" meta:cell-count="540" meta:object-count="0"/>
  </office:meta>
</office:document-meta>
</file>